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fo:color="#ffffff" loext:opacity="100%" style:text-line-through-style="solid" style:text-line-through-type="single" style:font-name="Instrument Serif" fo:font-size="8pt" officeooo:paragraph-rsid="0007b91f" fo:background-color="#ff0000" style:font-size-asian="8pt" style:font-size-complex="8pt"/>
    </style:style>
    <style:style style:name="P2" style:family="paragraph" style:parent-style-name="Standard">
      <style:text-properties fo:color="#000000" loext:opacity="100%" style:font-name="Instrument Serif" fo:font-size="8pt" officeooo:paragraph-rsid="00099530" style:font-size-asian="8pt" style:font-size-complex="8pt"/>
    </style:style>
    <style:style style:name="P3" style:family="paragraph" style:parent-style-name="Standard">
      <style:text-properties style:font-name="Instrument Serif" fo:font-size="8pt" officeooo:paragraph-rsid="0007b91f" style:font-size-asian="8pt" style:font-size-complex="8pt"/>
    </style:style>
    <style:style style:name="P4" style:family="paragraph" style:parent-style-name="Standard">
      <style:text-properties fo:color="#000000" loext:opacity="100%" style:font-name="Instrument Serif" fo:font-size="8pt" officeooo:paragraph-rsid="0007b91f" fo:background-color="#ffff00" style:font-size-asian="8pt" style:font-size-complex="8pt"/>
    </style:style>
    <style:style style:name="P5" style:family="paragraph" style:parent-style-name="Standard">
      <style:text-properties fo:color="#000000" loext:opacity="100%" style:font-name="Instrument Serif" fo:font-size="8pt" officeooo:rsid="00099530" officeooo:paragraph-rsid="000b6f4a" style:font-size-asian="8pt" style:font-size-complex="8pt"/>
    </style:style>
    <style:style style:name="P6" style:family="paragraph" style:parent-style-name="Standard">
      <style:text-properties style:font-name="Instrument Serif" fo:font-size="8pt" officeooo:paragraph-rsid="0007b91f" fo:background-color="#ffff00" style:font-size-asian="8pt" style:font-size-complex="8pt"/>
    </style:style>
    <style:style style:name="P7" style:family="paragraph" style:parent-style-name="Standard">
      <style:text-properties style:font-name="Instrument Serif" fo:font-size="8pt" officeooo:paragraph-rsid="00144c36" style:font-size-asian="8pt" style:font-size-complex="8pt"/>
    </style:style>
    <style:style style:name="P8" style:family="paragraph" style:parent-style-name="Standard">
      <style:text-properties style:font-name="Instrument Serif" fo:font-size="8pt" officeooo:rsid="00144c36" officeooo:paragraph-rsid="00144c36" style:font-size-asian="8pt" style:font-size-complex="8pt"/>
    </style:style>
    <style:style style:name="P9" style:family="paragraph" style:parent-style-name="Standard">
      <style:text-properties style:text-line-through-style="solid" style:text-line-through-type="single" style:font-name="Instrument Serif" fo:font-size="8pt" officeooo:paragraph-rsid="0007b91f" fo:background-color="#ff0000" style:font-size-asian="8pt" style:font-size-complex="8pt"/>
    </style:style>
    <style:style style:name="P10" style:family="paragraph" style:parent-style-name="Standard">
      <style:text-properties style:font-name="Instrument Serif" fo:font-size="8pt" officeooo:paragraph-rsid="000cf8d4" style:font-size-asian="8pt" style:font-size-complex="8pt"/>
    </style:style>
    <style:style style:name="P11" style:family="paragraph" style:parent-style-name="Standard">
      <style:text-properties style:text-line-through-style="solid" style:text-line-through-type="single" style:font-name="Instrument Serif" fo:font-size="8pt" style:text-underline-style="solid" style:text-underline-width="auto" style:text-underline-color="font-color" officeooo:paragraph-rsid="0007b91f" fo:background-color="#ffff00" style:font-size-asian="8pt" style:font-size-complex="8pt"/>
    </style:style>
    <style:style style:name="P12" style:family="paragraph" style:parent-style-name="Standard">
      <style:text-properties style:font-name="Instrument Serif" fo:font-size="8pt" fo:font-style="italic" officeooo:paragraph-rsid="000cf8d4" style:font-size-asian="8pt" style:font-style-asian="italic" style:font-size-complex="8pt" style:font-style-complex="italic"/>
    </style:style>
    <style:style style:name="P13" style:family="paragraph" style:parent-style-name="Standard">
      <style:text-properties style:text-line-through-style="none" style:text-line-through-type="none" style:font-name="Instrument Serif" fo:font-size="12pt" fo:font-style="normal" style:text-underline-style="solid" style:text-underline-width="auto" style:text-underline-color="font-color" fo:font-weight="normal" officeooo:rsid="000cf8d4" officeooo:paragraph-rsid="0017567d" fo:background-color="#ffbf00"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style:font-name="Instrument Serif" fo:font-size="12pt" fo:font-style="normal" style:text-underline-style="solid" style:text-underline-width="auto" style:text-underline-color="font-color" fo:font-weight="normal" officeooo:rsid="0017567d" officeooo:paragraph-rsid="0017567d" fo:background-color="#ffbf00" style:font-size-asian="12pt" style:font-style-asian="normal" style:font-weight-asian="normal" style:font-size-complex="12pt" style:font-style-complex="normal" style:font-weight-complex="normal"/>
    </style:style>
    <style:style style:name="P15" style:family="paragraph" style:parent-style-name="Standard">
      <style:text-properties style:font-name="Instrument Serif" fo:font-size="8pt" officeooo:paragraph-rsid="0007b91f" fo:background-color="#81d41a" style:font-size-asian="8pt" style:font-size-complex="8pt"/>
    </style:style>
    <style:style style:name="P16" style:family="paragraph" style:parent-style-name="Standard">
      <style:text-properties style:font-name="Instrument Serif" fo:font-size="8pt" officeooo:paragraph-rsid="000cf8d4" fo:background-color="#81d41a" style:font-size-asian="8pt" style:font-size-complex="8pt"/>
    </style:style>
    <style:style style:name="P17" style:family="paragraph" style:parent-style-name="Standard">
      <style:text-properties style:font-name="Instrument Serif" officeooo:paragraph-rsid="0007b91f"/>
    </style:style>
    <style:style style:name="P18" style:family="paragraph" style:parent-style-name="Standard">
      <style:text-properties style:font-name="Instrument Serif" fo:font-size="8pt" officeooo:paragraph-rsid="00099530" style:font-size-asian="8pt" style:font-size-complex="8pt"/>
    </style:style>
    <style:style style:name="P19" style:family="paragraph" style:parent-style-name="Standard">
      <style:text-properties style:text-line-through-style="solid" style:text-line-through-type="single" style:font-name="Instrument Serif" fo:font-size="8pt" officeooo:paragraph-rsid="000eec32" fo:background-color="#ff4000" style:font-size-asian="8pt" style:font-size-complex="8pt"/>
    </style:style>
    <style:style style:name="P20" style:family="paragraph" style:parent-style-name="Standard">
      <style:text-properties style:font-name="Instrument Serif" fo:font-size="8pt" officeooo:paragraph-rsid="000eec32" fo:background-color="#ff4000" style:font-size-asian="8pt" style:font-size-complex="8pt"/>
    </style:style>
    <style:style style:name="P21" style:family="paragraph" style:parent-style-name="Standard">
      <style:text-properties style:font-name="Instrument Serif" fo:font-size="8pt" officeooo:rsid="000eec32" officeooo:paragraph-rsid="000eec32" fo:background-color="#ffff00" style:font-size-asian="8pt" style:font-size-complex="8pt"/>
    </style:style>
    <style:style style:name="T1" style:family="text">
      <style:text-properties officeooo:rsid="00099530" fo:background-color="#ffff00" loext:char-shading-value="0"/>
    </style:style>
    <style:style style:name="T2" style:family="text">
      <style:text-properties officeooo:rsid="000b6f4a" fo:background-color="#81d41a" loext:char-shading-value="0"/>
    </style:style>
    <style:style style:name="T3" style:family="text">
      <style:text-properties officeooo:rsid="000b6f4a"/>
    </style:style>
    <style:style style:name="T4" style:family="text">
      <style:text-properties fo:background-color="#81d41a" loext:char-shading-value="0"/>
    </style:style>
    <style:style style:name="T5" style:family="text">
      <style:text-properties officeooo:rsid="00144c36" fo:background-color="#81d41a" loext:char-shading-value="0"/>
    </style:style>
    <style:style style:name="T6" style:family="text">
      <style:text-properties fo:font-style="italic" fo:background-color="#ffff00" loext:char-shading-value="0" style:font-style-asian="italic" style:font-style-complex="italic"/>
    </style:style>
    <style:style style:name="T7" style:family="text">
      <style:text-properties officeooo:rsid="000cf8d4"/>
    </style:style>
    <style:style style:name="T8" style:family="text">
      <style:text-properties officeooo:rsid="00128a41"/>
    </style:style>
    <style:style style:name="T9" style:family="text">
      <style:text-properties officeooo:rsid="0015f7d8"/>
    </style:style>
    <style:style style:name="T10" style:family="text">
      <style:text-properties style:text-line-through-style="solid" style:text-line-through-type="single"/>
    </style:style>
    <style:style style:name="T11" style:family="text">
      <style:text-properties fo:color="#ff0000" loext:opacity="100%" style:text-line-through-style="solid" style:text-line-through-type="single" fo:font-style="italic" fo:background-color="#ffffff" loext:char-shading-value="0" style:font-style-asian="italic" style:font-style-complex="italic"/>
    </style:style>
    <style:style style:name="T12" style:family="text">
      <style:text-properties fo:color="#ff0000" loext:opacity="100%" fo:font-style="italic" fo:background-color="#ffffff" loext:char-shading-value="0" style:font-style-asian="italic" style:font-style-complex="italic"/>
    </style:style>
    <style:style style:name="T13" style:family="text">
      <style:text-properties officeooo:rsid="00099530" fo:background-color="#00a933" loext:char-shading-value="0"/>
    </style:style>
    <style:style style:name="T14" style:family="text">
      <style:text-properties officeooo:rsid="00099530"/>
    </style:style>
    <style:style style:name="T15" style:family="text">
      <style:text-properties officeooo:rsid="000eec32"/>
    </style:style>
    <style:style style:name="T16" style:family="text">
      <style:text-properties style:text-line-through-style="solid" style:text-line-through-type="single" fo:font-style="italic" fo:background-color="#ff4000" loext:char-shading-value="0" style:font-style-asian="italic" style:font-style-complex="italic"/>
    </style:style>
    <style:style style:name="T17" style:family="text">
      <style:text-properties fo:background-color="#00a933" loext:char-shading-value="0"/>
    </style:style>
    <style:style style:name="T18" style:family="text">
      <style:text-properties officeooo:rsid="000cf8d4" fo:background-color="#81d41a"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every age, humanity invents new ways to see further.</text:p>
      <text:p text:style-name="P2"><text:span text:style-name="T1">Well since Gallalio, Hooke really actually and before that not so much actually but certainly considerably as recorded litterally.</text:span></text:p>
      <text:p text:style-name="P3"/>
      <text:p text:style-name="P4">The telescope let us glimpse the stars.</text:p>
      <text:p text:style-name="P5"><text:span text:style-name="T2">The telescope revealed to one individual that advanced its construction irrefutable evidence of Jupiters four largest moons observable continuously since </text:span><text:span text:style-name="T3">by everyone else, also saturns ring, both of those were way way more interesting than glimpsing the stars, come on! They move around quite quickly and so form a sort of space clock everyone can observe easily but can not affect! Someone tried to use that for the longitude challenge, but obviosly using a telescope at sea to observe the moons of Jupiter is was way too fiddly in the Age of Sail.</text:span></text:p>
      <text:p text:style-name="P3"/>
      <text:p text:style-name="P6">The microscope revealed the worlds within us.</text:p>
      <text:p text:style-name="P7"><text:span text:style-name="T4">The microscope revealed the worlds within us, </text:span><text:span text:style-name="T5">one can count blood cells with one, for the latest reveals see the Michael Levin youtube channel.</text:span></text:p>
      <text:p text:style-name="P3"/>
      <text:p text:style-name="P3">For centuries, thinkers <text:span text:style-name="T2">that wrote down their big ideas</text:span><text:span text:style-name="T3"> </text:span>like Leibniz, Shannon, and Turing dreamed of making all knowledge computable.</text:p>
      <text:p text:style-name="P3"/>
      <text:p text:style-name="P8"><text:span text:style-name="T4">And it absolutely is and there is this Super Algorithm for that we are going to use since it works super great,</text:span> <text:span text:style-name="T6">sometimes called a computational resynthesizer, but its really a chain of algorithms or whatever it doesn’t matter what it is or what it is called or what it is doing, it matters how is it doing it, and that is what really matters, understanding how, and isn’t that hard imo, but I’m doing fine in a state of deep shock. :)</text:span></text:p>
      <text:p text:style-name="P3"/>
      <text:p text:style-name="P9">But today, knowledge grows faster than our ability to understand it.</text:p>
      <text:p text:style-name="P10">But today, <text:span text:style-name="T7">we are very confused for some reason about what we are doing here or how we are doing it, so we need help, help has arrived, helping us stop being confused, and understand that we can get all of this magic genie stuff, even quicker, just by a few easy steps shirkable if ya can’t bother uno, what ya gonna do. </text:span><text:span text:style-name="T8">God bless America! Make America Great Again!</text:span></text:p>
      <text:p text:style-name="P3"/>
      <text:p text:style-name="P11">Trillions of data points, a universe of information still unconnected.</text:p>
      <text:p text:style-name="P12"><text:span text:style-name="T7">Uh, yeah ok, we can connect it, im sure about that, its not a problem, we have all the information still and its uh connectable on demand so don’t worry about that.</text:span></text:p>
      <text:p text:style-name="P3"/>
      <text:p text:style-name="P3">Now, a new instrument emerges.</text:p>
      <text:p text:style-name="P13"><text:span text:style-name="T9">Super Intelligence Instument Serif Based *C Genesis MetaSystem MasterFrame 4205260800 🇺🇸 Personal Computer</text:span></text:p>
      <text:p text:style-name="P14">or</text:p>
      <text:p text:style-name="P14">T-47 Trump Exective Order 14363 / Project Genesis Project Result Name</text:p>
      <text:p text:style-name="P3"/>
      <text:p text:style-name="P9">One capable not only of observing the universe, but of understanding it.</text:p>
      <text:p text:style-name="P3"/>
      <text:p text:style-name="P10"><text:span text:style-name="T7">O</text:span>ne <text:span text:style-name="T7">man is </text:span>capable not only of <text:span text:style-name="T7">totally </text:span>observing the universe, but of <text:span text:style-name="T7">completely </text:span>understanding it, <text:span text:style-name="T7">truly based huh.</text:span></text:p>
      <text:p text:style-name="P3"/>
      <text:p text:style-name="P15">Genesis mission will transform how science is done in America.</text:p>
      <text:p text:style-name="P16">Genesis mission will transform how science is done in America.</text:p>
      <text:p text:style-name="P3"/>
      <text:p text:style-name="P15">Uniting our brightest minds, most powerful computers, and vast scientific data into one living system for discovery.</text:p>
      <text:p text:style-name="P16">Uniting our brightest minds, most powerful computers, and vast scientific data into one living system for discovery.</text:p>
      <text:p text:style-name="P17"/>
      <text:p text:style-name="P3">Built on <text:span text:style-name="T10">artificial intelligence</text:span> and <text:span text:style-name="T11">quantum computing</text:span><text:span text:style-name="T12">,</text:span> it will radically redefine the scale, speed, and purpose of scientific progress in America.</text:p>
      <text:p text:style-name="P17"/>
      <text:p text:style-name="P18">Built on <text:span text:style-name="T13">super intelligence</text:span><text:span text:style-name="T14"> that </text:span>radically redefine<text:span text:style-name="T13">s</text:span><text:span text:style-name="T14"> </text:span>the scale, speed, and purpose of scientific progress in America.</text:p>
      <text:p text:style-name="P17"/>
      <text:p text:style-name="P19">This is the work that will define our generation's legacy.</text:p>
      <text:p text:style-name="P20"/>
      <text:p text:style-name="P21">Yeah but what about our fellow Americans work, is that just an undefined behavior to be garbage collected later?</text:p>
      <text:p text:style-name="P3"/>
      <text:p text:style-name="P3">A new revolution begins.</text:p>
      <text:p text:style-name="P3">A new revolution begins. <text:span text:style-name="T15">Now you are playing with turbo super power!</text:span></text:p>
      <text:p text:style-name="P3"/>
      <text:p text:style-name="P3">One guided not <text:span text:style-name="T16">by competition alone, but by</text:span> curiosity, imagination, and the belief that <text:span text:style-name="T17">discovery is the truest</text:span> form of progress.</text:p>
      <text:p text:style-name="P3"/>
      <text:p text:style-name="P10"><text:span text:style-name="T4">One guided </text:span><text:span text:style-name="T18">through</text:span><text:span text:style-name="T4"> curiosity, imagination, and </text:span><text:span text:style-name="T18">with</text:span><text:span text:style-name="T7"> </text:span>the belief that <text:span text:style-name="T17">discovery is the truest</text:span> form of prog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2T11:32:16.103934808</meta:creation-date>
    <dc:title>template</dc:title>
    <meta:editing-duration>PT15M1S</meta:editing-duration>
    <meta:editing-cycles>5</meta:editing-cycles>
    <meta:generator>LibreOffice/25.8.2.2$Linux_X86_64 LibreOffice_project/580$Build-2</meta:generator>
    <dc:date>2025-12-02T13:01:32.825623829</dc:date>
    <meta:document-statistic meta:table-count="0" meta:image-count="0" meta:object-count="0" meta:page-count="1" meta:paragraph-count="30" meta:word-count="622" meta:character-count="3709" meta:non-whitespace-character-count="3117"/>
    <meta:template xlink:type="simple" xlink:actuate="onRequest" xlink:title="template" xlink:href="../../../../.config/libreoffice/4/user/template/template.ott" meta:date="2025-12-02T11:32:15.267789137"/>
  </office:meta>
</office:document-meta>
</file>